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EC57E3934790590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a2a4" officeooo:paragraph-rsid="0013a2a4"/>
    </style:style>
    <style:style style:name="fr1" style:family="graphic" style:parent-style-name="Graphics">
      <style:graphic-properties style:horizontal-pos="center" style:horizontal-rel="paragraph" style:mirror="none" fo:clip="rect(4.6453in, 2.5492in, 4.8799in, 9.8272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holahilos.c</text:p>
      <text:p text:style-name="P1"/>
      <text:p text:style-name="P1"><draw:frame draw:style-name="fr1" draw:name="Image1" text:anchor-type="paragraph" svg:width="2.6398in" svg:height="0.5972in" draw:z-index="0"><draw:image xlink:href="Pictures/100000000000078000000438EC57E39347905901.png" xlink:type="simple" xlink:show="embed" xlink:actuate="onLoad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6:46:03.422717053</meta:creation-date>
    <dc:date>2018-04-09T17:07:34.299681788</dc:date>
    <meta:editing-duration>PT11M19S</meta:editing-duration>
    <meta:editing-cycles>1</meta:editing-cycles>
    <meta:document-statistic meta:table-count="0" meta:image-count="1" meta:object-count="0" meta:page-count="1" meta:paragraph-count="1" meta:word-count="1" meta:character-count="13" meta:non-whitespace-character-count="13"/>
    <meta:generator>LibreOffice/5.1.6.2$Linux_X86_64 LibreOffice_project/10m0$Build-2</meta:generator>
  </office:meta>
</office:document-meta>
</file>